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ans Serif" svg:font-family="'Liberation Sans Serif'" style:font-family-generic="swiss"/>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7" style:family="table">
      <style:table-properties style:width="17.013cm" fo:margin-left="0cm" table:align="left"/>
    </style:style>
    <style:style style:name="Tabelle7.A" style:family="table-column">
      <style:table-column-properties style:column-width="6.535cm"/>
    </style:style>
    <style:style style:name="Tabelle7.B" style:family="table-column">
      <style:table-column-properties style:column-width="10.478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7.013cm" fo:margin-left="0cm" table:align="left" style:may-break-between-rows="false"/>
    </style:style>
    <style:style style:name="Tabelle5.A" style:family="table-column">
      <style:table-column-properties style:column-width="11.589cm"/>
    </style:style>
    <style:style style:name="Tabelle5.B" style:family="table-column">
      <style:table-column-properties style:column-width="5.424cm"/>
    </style:style>
    <style:style style:name="Tabelle5.A1" style:family="table-cell">
      <style:table-cell-properties fo:padding="0.097cm" fo:border-left="0.25pt solid #000000" fo:border-right="none" fo:border-top="0.25pt solid #000000" fo:border-bottom="0.25pt solid #000000"/>
    </style:style>
    <style:style style:name="Tabelle5.B1" style:family="table-cell">
      <style:table-cell-properties fo:padding="0.097cm" fo:border="0.25pt solid #000000"/>
    </style:style>
    <style:style style:name="Tabelle6" style:family="table">
      <style:table-properties style:width="5.23cm" table:align="margins"/>
    </style:style>
    <style:style style:name="Tabelle6.A" style:family="table-column">
      <style:table-column-properties style:column-width="2.614cm" style:rel-column-width="32767*"/>
    </style:style>
    <style:style style:name="Tabelle6.B" style:family="table-column">
      <style:table-column-properties style:column-width="2.616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1.376cm"/>
    </style:style>
    <style:style style:name="Tabelle2.B" style:family="table-column">
      <style:table-column-properties style:column-width="0.423cm"/>
    </style:style>
    <style:style style:name="Tabelle2.C" style:family="table-column">
      <style:table-column-properties style:column-width="4.657cm"/>
    </style:style>
    <style:style style:name="Tabelle2.D" style:family="table-column">
      <style:table-column-properties style:column-width="10.557cm"/>
    </style:style>
    <style:style style:name="Tabelle2.A1" style:family="table-cell">
      <style:table-cell-properties fo:padding="0.097cm" fo:border-left="0.05pt solid #000000" fo:border-right="none" fo:border-top="0.05pt solid #000000" fo:border-bottom="none"/>
    </style:style>
    <style:style style:name="Tabelle2.D1" style:family="table-cell">
      <style:table-cell-properties fo:padding="0.097cm" fo:border-left="0.05pt solid #000000" fo:border-right="0.05pt solid #000000" fo:border-top="0.05pt solid #000000" fo:border-bottom="none"/>
    </style:style>
    <style:style style:name="Tabelle2.A2" style:family="table-cell">
      <style:table-cell-properties fo:padding="0.097cm" fo:border-left="0.05pt solid #000000" fo:border-right="0.05pt solid #000000" fo:border-top="none" fo:border-bottom="none"/>
    </style:style>
    <style:style style:name="Tabelle2.A3" style:family="table-cell">
      <style:table-cell-properties fo:padding="0.097cm" fo:border-left="0.05pt solid #000000" fo:border-right="none" fo:border-top="none" fo:border-bottom="none"/>
    </style:style>
    <style:style style:name="Tabelle2.A26" style:family="table-cell">
      <style:table-cell-properties fo:padding="0.097cm" fo:border-left="0.05pt solid #000000" fo:border-right="none" fo:border-top="none" fo:border-bottom="0.05pt solid #000000"/>
    </style:style>
    <style:style style:name="Tabelle2.D2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weight="normal" style:font-weight-asian="normal" style:font-weight-complex="normal"/>
    </style:style>
    <style:style style:name="P7" style:family="paragraph" style:parent-style-name="Table_20_Heading">
      <style:text-properties fo:font-weight="bold" style:font-weight-asian="bold" style:font-weight-complex="bold"/>
    </style:style>
    <style:style style:name="P8" style:family="paragraph" style:parent-style-name="Text_20_body">
      <style:paragraph-properties fo:break-before="page"/>
      <style:text-properties fo:font-weight="normal" style:font-weight-asian="normal" style:font-weight-complex="normal"/>
    </style:style>
    <style:style style:name="P9" style:family="paragraph" style:parent-style-name="Heading_20_2">
      <style:text-properties fo:font-weight="normal" style:font-weight-asian="normal" style:font-weight-complex="normal"/>
    </style:style>
    <style:style style:name="P10" style:family="paragraph" style:parent-style-name="Table_20_Heading">
      <style:text-properties fo:font-weight="bold" style:font-weight-asian="bold" style:font-weight-complex="bold"/>
    </style:style>
    <style:style style:name="P11" style:family="paragraph" style:parent-style-name="Table_20_Contents" style:list-style-name="L1"/>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Table_20_Contents">
      <style:paragraph-properties fo:text-align="start" style:justify-single-word="false"/>
      <style:text-properties fo:font-weight="normal" style:font-weight-asian="normal" style:font-weight-complex="normal"/>
    </style:style>
    <style:style style:name="P15" style:family="paragraph" style:parent-style-name="Table_20_Contents">
      <style:paragraph-properties fo:text-align="end" style:justify-single-word="false"/>
      <style:text-properties fo:font-weight="normal" style:font-weight-asian="normal" style:font-weight-complex="normal"/>
    </style:style>
    <style:style style:name="P16" style:family="paragraph" style:parent-style-name="Table_20_Contents">
      <style:paragraph-properties fo:text-align="justify" style:justify-single-word="false"/>
      <style:text-properties fo:font-weight="normal" style:font-weight-asian="normal" style:font-weight-complex="normal"/>
    </style:style>
    <style:style style:name="P17" style:family="paragraph" style:parent-style-name="Table_20_Contents" style:list-style-name="L2"/>
    <style:style style:name="P18" style:family="paragraph" style:parent-style-name="Table_20_Contents" style:list-style-name="L3"/>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style:text-underline-style="none" fo:font-weight="normal" style:font-weight-asian="normal" style:font-weight-complex="normal"/>
    </style:style>
    <style:style style:name="T13" style:family="text">
      <style:text-properties style:font-name="Liberation Serif" fo:font-style="normal" style:text-underline-style="none" fo:font-weight="bold" style:font-style-asian="normal" style:font-weight-asian="bold" style:font-style-complex="normal" style:font-weight-complex="bold"/>
    </style:style>
    <style:style style:name="T14" style:family="text">
      <style:text-properties style:font-name="Liberation Serif" fo:font-style="normal" style:text-underline-style="none" fo:font-weight="normal" style:font-style-asian="normal" style:font-weight-asian="normal" style:font-style-complex="normal" style:font-weight-complex="normal"/>
    </style:style>
    <style:style style:name="T15" style:family="text">
      <style:text-properties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16" style:family="text">
      <style:text-properties style:font-name="Liberation Serif" fo:font-style="italic" style:text-underline-style="none" fo:font-weight="normal" style:font-style-asian="italic" style:font-weight-asian="normal" style:font-style-complex="italic" style:font-weight-complex="normal"/>
    </style:style>
    <style:style style:name="T17" style:family="text">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19" style:family="text">
      <style:text-properties style:font-name="Liberation Mono" fo:font-style="normal" style:text-underline-style="none" fo:font-weight="normal" style:font-style-asian="normal" style:font-weight-asian="normal" style:font-style-complex="normal" style:font-weight-complex="normal"/>
    </style:style>
    <style:style style:name="T20" style:family="text">
      <style:text-properties style:text-line-through-style="solid" style:font-name="Liberation Serif" fo:font-style="normal" style:text-underline-style="none" fo:font-weight="normal" style:font-size-asian="10.5pt" style:font-style-asian="normal" style:font-weight-asian="normal" style:font-style-complex="normal" style:font-weight-complex="normal"/>
    </style:style>
    <style:style style:name="T21" style:family="text">
      <style:text-properties style:text-position="super 58%"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TML</text:h>
      <text:h text:style-name="Heading_20_2" text:outline-level="2">Einführung</text:h>
      <text:p text:style-name="Standard">HTML ist die Sprache, mit welcher alle Webseiten gestaltet werden können. In HTML gibt es verschiedene Bezeichner, diese werden auch „Tags“ genannt. Man erkennt diese an den spitzen klammern <text:span text:style-name="T1">&lt;tagauf&gt;&lt;/tagzu&gt;</text:span><text:span text:style-name="T2">.</text:span></text:p>
      <text:h text:style-name="Heading_20_2" text:outline-level="2">Los geht’s!</text:h>
      <text:p text:style-name="Standard">Ein HTML Dokument ist einfach erzeugt: Öffne einen Texteditor deiner Wahl (z.B. Notepad) und los geht’s.</text:p>
      <text:p text:style-name="Standard">Das Grundgerüst deiner Webseite sollte wie folgt ausschauen (Einrückung wg. Übersichtlichkeit):</text:p>
      <text:p text:style-name="P1"/>
      <text:p text:style-name="P1">&lt;html&gt;</text:p>
      <text:p text:style-name="P1"><text:tab/>&lt;head&gt;</text:p>
      <text:p text:style-name="P1"><text:tab/><text:tab/>&lt;title&gt;Hier steht der Seitentitel&lt;/title&gt;</text:p>
      <text:p text:style-name="P1"><text:tab/>&lt;/head&gt;</text:p>
      <text:p text:style-name="P1"><text:tab/>&lt;body&gt;</text:p>
      <text:p text:style-name="P1"><text:tab/><text:tab/>Hier steht der Inhalt</text:p>
      <text:p text:style-name="P1"><text:tab/>&lt;/body&gt;</text:p>
      <text:p text:style-name="P1">&lt;/html&gt;</text:p>
      <text:p text:style-name="P2"/>
      <text:h text:style-name="Heading_20_2" text:outline-level="2">Speichern</text:h>
      <text:p text:style-name="P2">Diese Datei jetzt mit dem Befehl „Speichern unter“ speichern und als Dateiname <text:span text:style-name="T1">ersteSeite.html</text:span> wählen. Hierbei musst du drauf achten, den Dateinamen in Anführungszeichen zu setzen, ansonsten erhält die Seite vom Programm <text:span text:style-name="T1">.txt</text:span> als Endung. Nicht gut.</text:p>
      <text:h text:style-name="Heading_20_2" text:outline-level="2">Ergebnis Anschauen</text:h>
      <text:p text:style-name="P2">Nun öffnest du einen Webbrowser (zum Beispiel Firefox oder den Internet Explorer) und rufst du deine Seite über „Datei → Öffnen → ersteSeite.html“ auf. Legst du weitere Seiten an, nenne diese zweiteSeite.html oder seite1.html, seite2.html etc pp. Etwas, was sich gut merken lässt, damit wir später bei den Verlinkungen zwischen den Seiten nicht so über die Namen grübeln müssen.</text:p>
      <text:h text:style-name="Heading_20_2" text:outline-level="2">Auszeichnungen („HTML-Tags“)</text:h>
      <text:p text:style-name="Text_20_body">Auszeichnungsangaben bei Webseiten werden auch als „HTML-Tags“ bezeichnet. Der Grundlegende Aufbau der HTML-Tags ist wie folgt: D<text:span text:style-name="T2">as erste </text:span><text:span text:style-name="T1">&lt;wort&gt;</text:span><text:span text:style-name="T2"> öffnet die Auszeichnung, das </text:span><text:span text:style-name="T1">&lt;/wort&gt;</text:span><text:span text:style-name="T2"> schließt die Auszeichnung. Dabei können – wie im Grundgerüst schon gesehen, Auszeichnungen auch verschachtelt werden: Schau z.B. auf</text:span></text:p>
      <text:p text:style-name="P3">&lt;html&gt;</text:p>
      <text:p text:style-name="P3"><text:tab/>&lt;head&gt;[...]&lt;/head&gt;&lt;body&gt;&lt;/body&gt;</text:p>
      <text:p text:style-name="P3">&lt;/html&gt;</text:p>
      <text:p text:style-name="Text_20_body">Hier sind zwei andere „Tags“ innerhalb des <text:span text:style-name="T1">&lt;html&gt;&lt;/html&gt;-</text:span><text:span text:style-name="T2">Tags enthalten. </text:span></text:p>
      <text:h text:style-name="Heading_20_2" text:outline-level="2">Text</text:h>
      <text:p text:style-name="Text_20_body"><text:span text:style-name="T2">Um einen Absatz zu erzeugen, setze den Text in das Absatz Tag </text:span><text:span text:style-name="T1">&lt;p&gt;</text:span><text:span text:style-name="T2">Hier steht mein Absatz.</text:span><text:span text:style-name="T1">&lt;/p&gt;</text:span><text:span text:style-name="T2">. Zwischen Absätzen wird automatisch Platz gelassen.</text:span></text:p>
      <text:p text:style-name="Text_20_body"><text:soft-page-break/>Wenn du Text schreibst ist es wichtig zu wissen, das HTML Zeilenumbrüche im Text ignoriert.. So <text:s/>erzeugen die nachfolgenden Texte beide das gleiche Ergebnis:</text:p>
      <table:table table:name="Tabelle1" table:style-name="Tabelle1">
        <table:table-column table:style-name="Tabelle1.A"/>
        <table:table-column table:style-name="Tabelle1.B"/>
        <table:table-row>
          <table:table-cell table:style-name="Tabelle1.A1" office:value-type="string">
            <text:p text:style-name="Table_20_Contents">Hallo, mein Name ist Karl.</text:p>
          </table:table-cell>
          <table:table-cell table:style-name="Tabelle1.B1" office:value-type="string">
            <text:p text:style-name="Table_20_Contents">Hallo,</text:p>
            <text:p text:style-name="Table_20_Contents">mein Name</text:p>
            <text:p text:style-name="Table_20_Contents">ist</text:p>
            <text:p text:style-name="Table_20_Contents">Karl.</text:p>
          </table:table-cell>
        </table:table-row>
      </table:table>
      <text:p text:style-name="P4">Um einen Zeilenumbruch zu erzeugen, benutze das Tag <text:span text:style-name="T1">&lt;br&gt;</text:span>. Dieses wird <text:span text:style-name="T1">nicht</text:span> geschlossen! Vermeide &lt;br&gt; und benutze lieber &lt;p&gt; - damit ist der Text auch sinnmäßig übersichtlicher zu lesen.</text:p>
      <text:p text:style-name="P4">Leider weiß der Webbrowser nicht immer etwas mit <text:span text:style-name="T1">Umlauten (ä, ö.ü, ß)</text:span> und einigen <text:span text:style-name="T1">Sonderzeichen (&lt;, &gt;, &amp;)</text:span> anzufangen. Wie man diese umschreiben <text:span text:style-name="T1">muss</text:span>, findest du auf den letzten Seiten mit der Übersicht.</text:p>
      <text:p text:style-name="P4">Möchte man die Schrift <text:span text:style-name="T5">kursiv</text:span><text:span text:style-name="T11">, </text:span><text:span text:style-name="T7">unterstrichen</text:span><text:span text:style-name="T9">, oder </text:span><text:span text:style-name="T10">fett</text:span><text:span text:style-name="T9"> machen, gibt es dafür auch Tags:</text:span></text:p>
      <text:list xml:id="list70719955" text:style-name="L1">
        <text:list-item>
          <text:p text:style-name="P11"><text:span text:style-name="Source_20_Text"><text:span text:style-name="T14">&lt;b&gt;</text:span></text:span><text:span text:style-name="Source_20_Text"><text:span text:style-name="T13">fett</text:span></text:span><text:span text:style-name="Source_20_Text"><text:span text:style-name="T14">&lt;/b&gt;</text:span></text:span></text:p>
        </text:list-item>
        <text:list-item>
          <text:p text:style-name="P11"><text:span text:style-name="Source_20_Text"><text:span text:style-name="T14">&lt;i&gt;</text:span></text:span><text:span text:style-name="Source_20_Text"><text:span text:style-name="T16">kursiv</text:span></text:span><text:span text:style-name="Source_20_Text"><text:span text:style-name="T14">&lt;/i&gt;</text:span></text:span></text:p>
        </text:list-item>
        <text:list-item>
          <text:p text:style-name="P11"><text:span text:style-name="Source_20_Text"><text:span text:style-name="T14">&lt;tt&gt;</text:span></text:span><text:span text:style-name="Source_20_Text"><text:span text:style-name="T19">Terminal</text:span></text:span><text:span text:style-name="Source_20_Text"><text:span text:style-name="T14">&lt;/tt&gt;</text:span></text:span></text:p>
        </text:list-item>
        <text:list-item>
          <text:p text:style-name="P11"><text:span text:style-name="Source_20_Text"><text:span text:style-name="T14">&lt;u&gt;</text:span></text:span><text:span text:style-name="Source_20_Text"><text:span text:style-name="T15">unterstrichen</text:span></text:span><text:span text:style-name="Source_20_Text"><text:span text:style-name="T14">&lt;/u&gt;</text:span></text:span></text:p>
        </text:list-item>
        <text:list-item>
          <text:p text:style-name="P11"><text:span text:style-name="Source_20_Text"><text:span text:style-name="T14">&lt;strike&gt;</text:span></text:span><text:span text:style-name="Source_20_Text"><text:span text:style-name="T20">durchgestrichen</text:span></text:span><text:span text:style-name="Source_20_Text"><text:span text:style-name="T14">&lt;/strike&gt;</text:span></text:span></text:p>
        </text:list-item>
        <text:list-item>
          <text:p text:style-name="P11"><text:span text:style-name="Source_20_Text"><text:span text:style-name="T14">&lt;big&gt;</text:span></text:span><text:span text:style-name="Source_20_Text"><text:span text:style-name="T17">größer als normal</text:span></text:span><text:span text:style-name="Source_20_Text"><text:span text:style-name="T14">&lt;/big&gt;</text:span></text:span></text:p>
        </text:list-item>
        <text:list-item>
          <text:p text:style-name="P11"><text:span text:style-name="Source_20_Text"><text:span text:style-name="T14">&lt;small&gt;</text:span></text:span><text:span text:style-name="Source_20_Text"><text:span text:style-name="T18">kleiner als normal</text:span></text:span><text:span text:style-name="Source_20_Text"><text:span text:style-name="T14">&lt;/small&gt;</text:span></text:span></text:p>
        </text:list-item>
        <text:list-item>
          <text:p text:style-name="P11"><text:span text:style-name="Source_20_Text"><text:span text:style-name="T14">&lt;sup&gt;</text:span></text:span><text:span text:style-name="Source_20_Text"><text:span text:style-name="T21">hochgestellt</text:span></text:span><text:span text:style-name="Source_20_Text"><text:span text:style-name="T14">&lt;/sup&gt;</text:span></text:span></text:p>
        </text:list-item>
        <text:list-item>
          <text:p text:style-name="P11"><text:span text:style-name="Source_20_Text"><text:span text:style-name="T14">&lt;sub&gt;</text:span></text:span><text:span text:style-name="Source_20_Text">tiefgestellt</text:span><text:span text:style-name="Source_20_Text"><text:span text:style-name="T14">&lt;/sub&gt;</text:span></text:span></text:p>
        </text:list-item>
      </text:list>
      <text:h text:style-name="Heading_20_2" text:outline-level="2">Grafiken</text:h>
      <text:p text:style-name="Text_20_body">Möchte man ein Bild von einem Einhorn auf seiner Webseite einbinden, macht man das wie folgt:</text:p>
      <text:p text:style-name="P3">&lt;img src=“einhornbild.jpg“ alt=“Hier ist ein Einhorn“ width=“200px“ height=“100px“&gt;<text:span text:style-name="T2">.</text:span></text:p>
      <text:p text:style-name="P3"><text:span text:style-name="T2">Hinter </text:span>src<text:span text:style-name="T2"> gehört der </text:span>Bildname<text:span text:style-name="T2"> (hier „einhornbild.jpg“, es kann aber auch auf eine Grafik im Web verwiesen werden, z.B. „</text:span><text:a xlink:type="simple" xlink:href="http://einhornseite/bilder/echtes-einhorn.jpg"><text:span text:style-name="T2">http://einhornseite/bilder/echtes-einhorn.jpg</text:span></text:a><text:span text:style-name="T2">“). </text:span>width<text:span text:style-name="T2"> und </text:span>height<text:span text:style-name="T2"> können die Grafik auf eine </text:span>bestimmte Größe<text:span text:style-name="T2"> bringen wenn man nicht so viel Platz hat. Ansonsten erscheint die Grafik so groß wie sie ist. Hinter </text:span>alt=“text“<text:span text:style-name="T2"> steht ein Text der eingeblendet wird, wenn die Grafik nicht gefunden oder geladen werden kann. Hier </text:span><text:span text:style-name="T3">muss</text:span><text:span text:style-name="T12"> etwas stehen. In unserem Beispiel würde dort stehen: „Hier ist ein Einhorn“.</text:span></text:p>
      <text:h text:style-name="Heading_20_2" text:outline-level="2">Letz fetz!</text:h>
      <text:p text:style-name="Text_20_body">Nach so viel Theorie schnödem Text wollen wir jetzt dafür sorgen, dass unsere Webseite schön bunt wird. Dazu kann man bei bestimmten Tags noch etwas dazuschreiben um z.B. die Hintergrundfarbe zu ändern. Nachfolgende Tabelle gibt einen Überblick:</text:p>
      <table:table table:name="Tabelle7" table:style-name="Tabelle7">
        <table:table-column table:style-name="Tabelle7.A"/>
        <table:table-column table:style-name="Tabelle7.B"/>
        <table:table-row>
          <table:table-cell table:style-name="Tabelle7.A1" office:value-type="string">
            <text:p text:style-name="Table_20_Contents">&lt;body <text:span text:style-name="T1">attribut</text:span><text:span text:style-name="T2">&gt;...&lt;/body&gt;</text:span></text:p>
            <text:p text:style-name="Table_20_Contents">&lt;span <text:span text:style-name="T1">attribut</text:span>&gt;..&lt;/span&gt;</text:p>
            <text:p text:style-name="Table_20_Contents"><text:span text:style-name="T2">&lt;div </text:span><text:span text:style-name="T1">attribut</text:span><text:span text:style-name="T2">&gt;...&lt;/span&gt;</text:span></text:p>
            <text:p text:style-name="P6"/>
          </table:table-cell>
          <table:table-cell table:style-name="Tabelle7.B1" office:value-type="string">
            <text:p text:style-name="P5">attribut<text:span text:style-name="T2"> kann eines oder mehrere der folgenden sein:</text:span></text:p>
            <text:p text:style-name="P5">background=“./hintergrundbild.jpg“<text:span text:style-name="T2"> - Hintergrundbild</text:span></text:p>
            <text:p text:style-name="P5">bgcolor=“#xxyyzz“<text:span text:style-name="T2"> bzw bgcolor=“farbname“ - Hintergrundfarbe</text:span></text:p>
            <text:p text:style-name="P5">text=“comic sans“<text:span text:style-name="T2"> - Textart der Homepage</text:span></text:p>
            <text:p text:style-name="P5">link=“#xxyyzz“<text:span text:style-name="T2"> bzw. link=“farbname“ - Linkfarbe</text:span></text:p>
            <text:p text:style-name="P5">alink=“#xxyyzz“<text:span text:style-name="T2"> bzw. alink=“farbname“ - Linkfarbe aktive Links</text:span></text:p>
            <text:p text:style-name="P5">vlink=“#xxyyzz“<text:span text:style-name="T2"> bzw. vlink=“farbname“ - Linkfarbe besuchte Links</text:span></text:p>
            <text:p text:style-name="P6"><text:soft-page-break/>Beispiel: &lt;body background=“http://einhornseite.html/einhorn.jpg“ text=“arial“ vlink=“pink“&gt;...</text:p>
          </table:table-cell>
        </table:table-row>
        <table:table-row>
          <table:table-cell table:style-name="Tabelle7.A2" office:value-type="string">
            <text:p text:style-name="Table_20_Contents">&lt;hX <text:span text:style-name="T1">align=“Ausrichtung</text:span>&gt;...&lt;/hX&gt;</text:p>
            <text:p text:style-name="Table_20_Contents">&lt;p <text:span text:style-name="T1">align=“Ausrichtung“</text:span>&gt;...&lt;/p&gt;</text:p>
          </table:table-cell>
          <table:table-cell table:style-name="Tabelle7.B2" office:value-type="string">
            <text:p text:style-name="P5">align<text:span text:style-name="T2"> kann die Elemente ausrichten wobei </text:span>Ausrichtung<text:span text:style-name="T2"> folgende Werte sein können:</text:span></text:p>
            <text:p text:style-name="P13">„center“= zentriert</text:p>
            <text:p text:style-name="P14">„left“=linksbündig</text:p>
            <text:p text:style-name="P15">„right“=rechtsbündig</text:p>
            <text:p text:style-name="P16">„justify“=Blocksatz</text:p>
          </table:table-cell>
        </table:table-row>
      </table:table>
      <text:p text:style-name="Text_20_body"/>
      <text:h text:style-name="Heading_20_2" text:outline-level="2">Aufzählungen</text:h>
      <text:p text:style-name="Text_20_body">Möchte man eine Aufzählungsliste, mit z.B. seinen Lieblingsspielen, kann man dies wie folgt machen:</text:p>
      <table:table table:name="Tabelle3" table:style-name="Tabelle3">
        <table:table-column table:style-name="Tabelle3.A"/>
        <table:table-column table:style-name="Tabelle3.B"/>
        <table:table-row>
          <table:table-cell table:style-name="Tabelle3.A1" office:value-type="string">
            <text:p text:style-name="P3">&lt;ul&gt;</text:p>
            <text:p text:style-name="P3"><text:tab/>&lt;li&gt;<text:span text:style-name="T2">Aufzählungspunkt 1</text:span>&lt;/li&gt;</text:p>
            <text:p text:style-name="P3"><text:tab/>&lt;li&gt;<text:span text:style-name="T2">Aufzählungspunkt 2</text:span>&lt;/li&gt;</text:p>
            <text:p text:style-name="P3">&lt;/ul&gt;</text:p>
          </table:table-cell>
          <table:table-cell table:style-name="Tabelle3.B1" office:value-type="string">
            <text:p text:style-name="Table_20_Contents"/>
            <text:list xml:id="list724652594" text:style-name="L2">
              <text:list-item>
                <text:p text:style-name="P17">Aufzählungspunkt 1</text:p>
              </text:list-item>
              <text:list-item>
                <text:p text:style-name="P17">Aufzählungspunkt 2</text:p>
              </text:list-item>
            </text:list>
          </table:table-cell>
        </table:table-row>
      </table:table>
      <text:p text:style-name="Text_20_body"><text:span text:style-name="T2">Möchte man seine Spiele noch nach 1., 2., 3. usw. Lieblingsspiel ordnen, macht man dies mit den einleitenden Tag </text:span><text:span text:style-name="T1">&lt;ol&gt;...&lt;/ol&gt;</text:span><text:span text:style-name="T2"> tun:</text:span></text:p>
      <table:table table:name="Tabelle4" table:style-name="Tabelle4">
        <table:table-column table:style-name="Tabelle4.A"/>
        <table:table-column table:style-name="Tabelle4.B"/>
        <table:table-row>
          <table:table-cell table:style-name="Tabelle4.A1" office:value-type="string">
            <text:p text:style-name="P3">&lt;ol&gt;</text:p>
            <text:p text:style-name="P3"><text:tab/>&lt;li&gt;<text:span text:style-name="T2">Lieblingsspiel 1. Platz</text:span>&lt;/li&gt;</text:p>
            <text:p text:style-name="P3"><text:tab/>&lt;li&gt;<text:span text:style-name="T2">Lieblingsspiel 2. Platz</text:span>&lt;/li&gt;</text:p>
            <text:p text:style-name="P3">&lt;/ol&gt;</text:p>
          </table:table-cell>
          <table:table-cell table:style-name="Tabelle4.B1" office:value-type="string">
            <text:p text:style-name="Table_20_Contents"/>
            <text:list xml:id="list1521796129" text:style-name="L3">
              <text:list-item>
                <text:p text:style-name="P18">Lieblingsspiel 1. Platz</text:p>
              </text:list-item>
              <text:list-item>
                <text:p text:style-name="P18">Lieblingsspiel 2. Platz</text:p>
              </text:list-item>
            </text:list>
          </table:table-cell>
        </table:table-row>
      </table:table>
      <text:h text:style-name="Heading_20_2" text:outline-level="2">Verlinkungen und Pfadangaben</text:h>
      <text:p text:style-name="Text_20_body">Ein Link sieht wie folgt aus: <text:span text:style-name="T1">&lt;a href=“Pfad/URL“&gt;</text:span><text:span text:style-name="T2">Linktext</text:span><text:span text:style-name="T1">&lt;/a&gt;</text:span><text:span text:style-name="T2">. </text:span>Die Anführungszeichen sagen: Alles was zwischen uns steht bitte als ganzes auffassen. Wenn du auf eine Datei (z.B. deine <text:span text:style-name="T1">zweiteSeite.html</text:span><text:span text:style-name="T2"> verweisen möchtest, schreibst du für Pfad/URL folgendes:</text:span></text:p>
      <text:p text:style-name="P4">&lt;a href=“<text:span text:style-name="T1">./zweiteSeite.html</text:span>“&gt;Zu meiner zweiten Seite&lt;/a&gt;.</text:p>
      <text:p text:style-name="Text_20_body"><text:span text:style-name="T2">Möchtest du auf eine andere </text:span><text:span text:style-name="T1">Webseite</text:span><text:span text:style-name="T2"> verlinken, kommt bei Pfad/URL die Webadresse hin:</text:span></text:p>
      <text:p text:style-name="Text_20_body"><text:span text:style-name="T2">&lt;a href=“</text:span><text:a xlink:type="simple" xlink:href="http://google.de/"><text:span text:style-name="T1">http://scroogle.de</text:span></text:a><text:span text:style-name="T2">“&gt;Dieser Link führt zu Scroogle.&lt;/a&gt;</text:span></text:p>
      <text:h text:style-name="P9" text:outline-level="2">Tabellen</text:h>
      <text:p text:style-name="P4">Tabellen wurden früher für das Layout verwendet, darauf sollte aber verzichtet werden. Aber man kann wichtige Inhalte, wie z.B. einen Stundenplan eintragen.</text:p>
      <text:p text:style-name="P4">Tabellen sind wie folgt aufgebaut:</text:p>
      <table:table table:name="Tabelle5" table:style-name="Tabelle5">
        <table:table-column table:style-name="Tabelle5.A"/>
        <table:table-column table:style-name="Tabelle5.B"/>
        <text:soft-page-break/>
        <table:table-row>
          <table:table-cell table:style-name="Tabelle5.A1" office:value-type="string">
            <text:p text:style-name="P3">&lt;table border=“1px“&gt;</text:p>
            <text:p text:style-name="P3"><text:tab/>&lt;tr&gt;<text:span text:style-name="T4">&lt;th&gt;</text:span><text:span text:style-name="T6">Überschrift 1</text:span><text:span text:style-name="T8">&lt;</text:span><text:span text:style-name="T4">/th&gt;&lt;th&gt;</text:span><text:span text:style-name="T6">Überschrift 2</text:span><text:span text:style-name="T4">&lt;/th&gt;</text:span>&lt;/tr&gt;</text:p>
            <text:p text:style-name="P3"><text:tab/>&lt;tr&gt;<text:span text:style-name="T4">&lt;td&gt;</text:span><text:span text:style-name="T6">1. Zelle</text:span><text:span text:style-name="T8">&lt;</text:span><text:span text:style-name="T4">/td&gt;&lt;td&gt;</text:span><text:span text:style-name="T6">2.Zelle</text:span><text:span text:style-name="T4">&lt;/td&gt;</text:span>&lt;/tr&gt;</text:p>
            <text:p text:style-name="P3"><text:tab/>&lt;tr&gt;<text:span text:style-name="T4">&lt;td&gt;</text:span><text:span text:style-name="T6">3. Zelle</text:span><text:span text:style-name="T4">&lt;/td&gt;&lt;td&gt;</text:span><text:span text:style-name="T6">4. Zelle</text:span><text:span text:style-name="T4">&lt;/td&gt;</text:span>&lt;/tr&gt;</text:p>
            <text:p text:style-name="P3">&lt;/table&gt;</text:p>
          </table:table-cell>
          <table:table-cell table:style-name="Tabelle5.B1" office:value-type="string">
            <text:p text:style-name="Table_20_Contents"/>
            <table:table table:name="Tabelle6" table:style-name="Tabelle6">
              <table:table-column table:style-name="Tabelle6.A"/>
              <table:table-column table:style-name="Tabelle6.B"/>
              <table:table-row>
                <table:table-cell table:style-name="Tabelle6.A1" office:value-type="string">
                  <text:p text:style-name="Table_20_Heading">Überschrift 1</text:p>
                </table:table-cell>
                <table:table-cell table:style-name="Tabelle6.B1" office:value-type="string">
                  <text:p text:style-name="Table_20_Heading">Überschrift 2</text:p>
                </table:table-cell>
              </table:table-row>
              <table:table-row>
                <table:table-cell table:style-name="Tabelle6.A2" office:value-type="string">
                  <text:p text:style-name="Table_20_Contents">1. Zelle</text:p>
                </table:table-cell>
                <table:table-cell table:style-name="Tabelle6.B2" office:value-type="string">
                  <text:p text:style-name="Table_20_Contents">2. Zelle</text:p>
                </table:table-cell>
              </table:table-row>
              <table:table-row>
                <table:table-cell table:style-name="Tabelle6.A2" office:value-type="string">
                  <text:p text:style-name="Table_20_Contents">3. Zelle</text:p>
                </table:table-cell>
                <table:table-cell table:style-name="Tabelle6.B2" office:value-type="string">
                  <text:p text:style-name="Table_20_Contents">4. Zelle</text:p>
                </table:table-cell>
              </table:table-row>
            </table:table>
            <text:p text:style-name="Table_20_Contents"/>
          </table:table-cell>
        </table:table-row>
      </table:table>
      <text:p text:style-name="P4"/>
      <text:p text:style-name="P3"/>
      <text:p text:style-name="Text_20_body"><text:span text:style-name="T2">Mit </text:span><text:span text:style-name="T1">&lt;table&gt;...&lt;/table&gt;</text:span><text:span text:style-name="T2"> wird die Tabelle begonnen und wieder beendet. </text:span><text:span text:style-name="T1">Reihen</text:span><text:span text:style-name="T2"> erzeugt man mit </text:span><text:span text:style-name="T1">&lt;tr&gt;Reiheninhalt&lt;/tr&gt;</text:span><text:span text:style-name="T2">, man erzeugt </text:span><text:span text:style-name="T1">Spalten</text:span><text:span text:style-name="T2"> mit </text:span><text:span text:style-name="T1">&lt;td&gt;Spalteninhalt&lt;/td&gt;</text:span><text:span text:style-name="T2">. Hierbei ist es üblich, eine </text:span><text:span text:style-name="T1">Reihe</text:span><text:span text:style-name="T2"> zu erzeugen, in der man eine Anzahl von </text:span><text:span text:style-name="T4">Spalten</text:span><text:span text:style-name="T2"> schreibt. In den Spalten ist der </text:span><text:span text:style-name="T6">Spalteninhalt</text:span><text:span text:style-name="T2"> dann der </text:span><text:span text:style-name="T6">Text</text:span><text:span text:style-name="T2">, den man mit der Tabelle darstellen möchte.</text:span></text:p>
      <text:h text:style-name="Heading_20_2" text:outline-level="2">Mehr Infos</text:h>
      <text:p text:style-name="Text_20_body">Mehr Befehle gibt’s auf der nachfolgenden Seite und <text:a xlink:type="simple" xlink:href="http://de.selfhtml.org/">http://de.selfhtml.org</text:a> bietet viele Infos. Freie ClipArts (==kleine Grafiken) gibt es z.B. bei der OpenClipart Library <text:a xlink:type="simple" xlink:href="http://openclipart.org/">http://openclipart.org/</text:a>.</text:p>
      <text:h text:style-name="P9" text:outline-level="2"/>
      <text:h text:style-name="P9" text:outline-level="2"/>
      <text:p text:style-name="P8">HTML-Tags</text:p>
      <table:table table:name="Tabelle2" table:style-name="Tabelle2">
        <table:table-column table:style-name="Tabelle2.A"/>
        <table:table-column table:style-name="Tabelle2.B"/>
        <table:table-column table:style-name="Tabelle2.C"/>
        <table:table-column table:style-name="Tabelle2.D"/>
        <table:table-row>
          <table:table-cell table:style-name="Tabelle2.A1" table:number-columns-spanned="3" office:value-type="string">
            <text:p text:style-name="P7">Tag</text:p>
          </table:table-cell>
          <table:covered-table-cell/>
          <table:covered-table-cell/>
          <table:table-cell table:style-name="Tabelle2.D1" office:value-type="string">
            <text:p text:style-name="Table_20_Heading">Was tuts?</text:p>
          </table:table-cell>
        </table:table-row>
        <table:table-row>
          <table:table-cell table:style-name="Tabelle2.A2" table:number-columns-spanned="4" office:value-type="string">
            <text:p text:style-name="P7">Grundgerüst für deine Seite</text:p>
          </table:table-cell>
          <table:covered-table-cell/>
          <table:covered-table-cell/>
          <table:covered-table-cell/>
        </table:table-row>
        <table:table-row>
          <table:table-cell table:style-name="Tabelle2.A3" table:number-columns-spanned="3" office:value-type="string">
            <text:p text:style-name="P5">&lt;html&gt;...&lt;/html&gt;</text:p>
          </table:table-cell>
          <table:covered-table-cell/>
          <table:covered-table-cell/>
          <table:table-cell table:style-name="Tabelle2.A2" office:value-type="string">
            <text:p text:style-name="Table_20_Contents">Beginnt und beendet eine HTML Seite</text:p>
          </table:table-cell>
        </table:table-row>
        <table:table-row>
          <table:table-cell table:style-name="Tabelle2.A3" table:number-columns-spanned="3" office:value-type="string">
            <text:p text:style-name="P5">&lt;head&gt;...&lt;/head&gt;</text:p>
          </table:table-cell>
          <table:covered-table-cell/>
          <table:covered-table-cell/>
          <table:table-cell table:style-name="Tabelle2.A2" office:value-type="string">
            <text:p text:style-name="Table_20_Contents">Hier stehen Angaben, wie z.B. der Seitentitel drin.</text:p>
          </table:table-cell>
        </table:table-row>
        <table:table-row>
          <table:table-cell table:style-name="Tabelle2.A3" office:value-type="string">
            <text:p text:style-name="P5"/>
          </table:table-cell>
          <table:table-cell table:style-name="Tabelle2.A3" table:number-columns-spanned="2" office:value-type="string">
            <text:p text:style-name="P5">&lt;title&gt;Seitentitel&lt;/title&gt;</text:p>
          </table:table-cell>
          <table:covered-table-cell/>
          <table:table-cell table:style-name="Tabelle2.A2" office:value-type="string">
            <text:p text:style-name="Table_20_Contents">Seitentitel. Dieser muss innerhalb &lt;head&gt;...&lt;/head&gt; stehen!</text:p>
          </table:table-cell>
        </table:table-row>
        <table:table-row>
          <table:table-cell table:style-name="Tabelle2.A3" table:number-columns-spanned="3" office:value-type="string">
            <text:p text:style-name="P5">&lt;body&gt;...&lt;body&gt;</text:p>
          </table:table-cell>
          <table:covered-table-cell/>
          <table:covered-table-cell/>
          <table:table-cell table:style-name="Tabelle2.A2" office:value-type="string">
            <text:p text:style-name="Table_20_Contents">Im Body steht der eigentliche Inhalt der Webseite.</text:p>
          </table:table-cell>
        </table:table-row>
        <table:table-row>
          <table:table-cell table:style-name="Tabelle2.A2" table:number-columns-spanned="4" office:value-type="string">
            <text:p text:style-name="P20">Textformatierung</text:p>
          </table:table-cell>
          <table:covered-table-cell/>
          <table:covered-table-cell/>
          <table:covered-table-cell/>
        </table:table-row>
        <table:table-row>
          <table:table-cell table:style-name="Tabelle2.A3" table:number-columns-spanned="3" office:value-type="string">
            <text:p text:style-name="P20">&lt;b&gt;<text:span text:style-name="T2">Text</text:span>&lt;/b&gt;</text:p>
          </table:table-cell>
          <table:covered-table-cell/>
          <table:covered-table-cell/>
          <table:table-cell table:style-name="Tabelle2.A2" office:value-type="string">
            <text:p text:style-name="P20">fetter Text</text:p>
          </table:table-cell>
        </table:table-row>
        <table:table-row>
          <table:table-cell table:style-name="Tabelle2.A3" table:number-columns-spanned="3" office:value-type="string">
            <text:p text:style-name="P20">&lt;i&gt;<text:span text:style-name="T2">Text</text:span>&lt;/i&gt;</text:p>
          </table:table-cell>
          <table:covered-table-cell/>
          <table:covered-table-cell/>
          <table:table-cell table:style-name="Tabelle2.A2" office:value-type="string">
            <text:p text:style-name="P20">kursiver Text</text:p>
          </table:table-cell>
        </table:table-row>
        <table:table-row>
          <table:table-cell table:style-name="Tabelle2.A3" table:number-columns-spanned="3" office:value-type="string">
            <text:p text:style-name="P13"><text:span text:style-name="T1">&lt;big&gt;</text:span>Text<text:span text:style-name="T1">&lt;/big&gt;</text:span> bzw. <text:span text:style-name="T1">&lt;small&gt;</text:span>Text<text:span text:style-name="T1">&lt;/small&gt;</text:span></text:p>
          </table:table-cell>
          <table:covered-table-cell/>
          <table:covered-table-cell/>
          <table:table-cell table:style-name="Tabelle2.A2" office:value-type="string">
            <text:p text:style-name="P20">größere <text:span text:style-name="T2">bzw </text:span>kleinere<text:span text:style-name="T2"> Text</text:span></text:p>
          </table:table-cell>
        </table:table-row>
        <table:table-row>
          <table:table-cell table:style-name="Tabelle2.A2" table:number-columns-spanned="4" office:value-type="string">
            <text:p text:style-name="P20">Textstrukturierung</text:p>
          </table:table-cell>
          <table:covered-table-cell/>
          <table:covered-table-cell/>
          <table:covered-table-cell/>
        </table:table-row>
        <table:table-row>
          <table:table-cell table:style-name="Tabelle2.A3" table:number-columns-spanned="3" office:value-type="string">
            <text:p text:style-name="P5">&lt;div&gt;...&lt;/div&gt;</text:p>
          </table:table-cell>
          <table:covered-table-cell/>
          <table:covered-table-cell/>
          <table:table-cell table:style-name="Tabelle2.A2" office:value-type="string">
            <text:p text:style-name="Table_20_Contents">Erzeugt einen Block um z.B. mehrere Absätze zusammen zu fassen. Danach Zeilenumbruch durch den Browser.</text:p>
          </table:table-cell>
        </table:table-row>
        <table:table-row>
          <table:table-cell table:style-name="Tabelle2.A3" table:number-columns-spanned="3" office:value-type="string">
            <text:p text:style-name="P20">&lt;h#n&gt;<text:span text:style-name="T2">Überschrift</text:span>&lt;/h#n&gt;</text:p>
          </table:table-cell>
          <table:covered-table-cell/>
          <table:covered-table-cell/>
          <table:table-cell table:style-name="Tabelle2.A2" office:value-type="string">
            <text:p text:style-name="P20">Überschrift<text:span text:style-name="T2"> </text:span>#n-ter<text:span text:style-name="T2"> Ordnung (h1 → am größten)</text:span></text:p>
            <text:p text:style-name="P20"><text:span text:style-name="T2">h1 bis h6 möglich.</text:span></text:p>
          </table:table-cell>
        </table:table-row>
        <table:table-row>
          <table:table-cell table:style-name="Tabelle2.A3" table:number-columns-spanned="3" office:value-type="string">
            <text:p text:style-name="P5">&lt;span&gt;...&lt;/span&gt;</text:p>
          </table:table-cell>
          <table:covered-table-cell/>
          <table:covered-table-cell/>
          <table:table-cell table:style-name="Tabelle2.A2" office:value-type="string">
            <text:p text:style-name="Table_20_Contents">fasst Text im „Fließtext“ zusammen.</text:p>
          </table:table-cell>
        </table:table-row>
        <table:table-row>
          <table:table-cell table:style-name="Tabelle2.A3" table:number-columns-spanned="3" office:value-type="string">
            <text:p text:style-name="P5">&lt;p&gt;Hier steht Text.&lt;/p&gt;</text:p>
          </table:table-cell>
          <table:covered-table-cell/>
          <table:covered-table-cell/>
          <table:table-cell table:style-name="Tabelle2.A2" office:value-type="string">
            <text:p text:style-name="Table_20_Contents">gliedert einen Text in einen Absatz.</text:p>
          </table:table-cell>
        </table:table-row>
        <table:table-row>
          <table:table-cell table:style-name="Tabelle2.A3" table:number-columns-spanned="3" office:value-type="string">
            <text:p text:style-name="P5">&lt;br&gt;</text:p>
          </table:table-cell>
          <table:covered-table-cell/>
          <table:covered-table-cell/>
          <table:table-cell table:style-name="Tabelle2.A2" office:value-type="string">
            <text:p text:style-name="Table_20_Contents">Zeilenumbruch</text:p>
          </table:table-cell>
        </table:table-row>
        <table:table-row>
          <table:table-cell table:style-name="Tabelle2.A2" table:number-columns-spanned="4" office:value-type="string">
            <text:p text:style-name="P20">Machs schön und bunt!</text:p>
          </table:table-cell>
          <table:covered-table-cell/>
          <table:covered-table-cell/>
          <table:covered-table-cell/>
        </table:table-row>
        <table:table-row>
          <table:table-cell table:style-name="Tabelle2.A3" table:number-columns-spanned="3" office:value-type="string">
            <text:p text:style-name="Table_20_Contents">&lt;body <text:span text:style-name="T1">attribut</text:span><text:span text:style-name="T2">&gt;...&lt;/body&gt;</text:span></text:p>
            <text:p text:style-name="Table_20_Contents">&lt;div <text:span text:style-name="T1">attribut</text:span>&gt;..&lt;/div&gt;</text:p>
            <text:p text:style-name="Table_20_Contents"><text:span text:style-name="T2">&lt;span </text:span><text:span text:style-name="T1">attribut</text:span><text:span text:style-name="T2">&gt;...&lt;/span&gt;</text:span></text:p>
            <text:p text:style-name="Table_20_Contents"><text:span text:style-name="T2">&lt;p </text:span><text:span text:style-name="T1">attribut</text:span><text:span text:style-name="T2">&gt;...&lt;/p&gt;</text:span></text:p>
          </table:table-cell>
          <table:covered-table-cell/>
          <table:covered-table-cell/>
          <table:table-cell table:style-name="Tabelle2.A2" office:value-type="string">
            <text:p text:style-name="P5">attribut<text:span text:style-name="T2"> kann eines oder mehrere der folgenden sein:</text:span></text:p>
            <text:p text:style-name="P5">background=“./hintergrundbild.jpg“<text:span text:style-name="T2"> - Hintergrundbild</text:span></text:p>
            <text:p text:style-name="P5">bgcolor=“#xxyyzz“<text:span text:style-name="T2"> bzw bgcolor=“farbname“ - Hintergrundfarbe</text:span></text:p>
            <text:p text:style-name="P5">text=“comic sans“<text:span text:style-name="T2"> - Textart der Homepage</text:span></text:p>
            <text:p text:style-name="P5">link=“#xxyyzz“<text:span text:style-name="T2"> bzw. link=“farbname“ - Linkfarbe</text:span></text:p>
            <text:p text:style-name="P5">alink=“#xxyyzz“<text:span text:style-name="T2"> bzw. alink=“farbname“ - Linkfarbe aktive Links</text:span></text:p>
            <text:p text:style-name="P5">vlink=“#xxyyzz“<text:span text:style-name="T2"> bzw. vlink=“farbname“ - Linkfarbe besuchte Links</text:span></text:p>
            <text:p text:style-name="P5"><text:span text:style-name="T2">Beispiel: &lt;body background=“http://einhornseite.html/einhorn.jpg“ text=“arial“ vlink=“pink“&gt;...</text:span></text:p>
          </table:table-cell>
        </table:table-row>
        <table:table-row>
          <table:table-cell table:style-name="Tabelle2.A2" table:number-columns-spanned="4" office:value-type="string">
            <text:p text:style-name="P20">Grafiken</text:p>
          </table:table-cell>
          <table:covered-table-cell/>
          <table:covered-table-cell/>
          <table:covered-table-cell/>
        </table:table-row>
        <table:table-row>
          <table:table-cell table:style-name="Tabelle2.A3" table:number-columns-spanned="3" office:value-type="string">
            <text:p text:style-name="P5">&lt;img src=“./grafiken/grafik1.jpg“ alt=“Eine Grafik“&gt;</text:p>
          </table:table-cell>
          <table:covered-table-cell/>
          <table:covered-table-cell/>
          <table:table-cell table:style-name="Tabelle2.A2" office:value-type="string">
            <text:p text:style-name="Table_20_Contents">die Grafik „./grafiken/grafik1.jpg“ wird eingebunden. Kann diese nicht geladen werden, erscheint der Text hinter <text:span text:style-name="T1">alt=„eine Grafik“</text:span>. Eine Grafik als Link“text“ geht wie folgt:</text:p>
            <text:p text:style-name="P5">&lt;a href=“./datei2.html“&gt;&lt;img src=“grafik1.jpg“ alt=“Eine Grafik weist den Weg“&gt;&lt;/a&gt;</text:p>
          </table:table-cell>
        </table:table-row>
        <table:table-row>
          <table:table-cell table:style-name="Tabelle2.A2" table:number-columns-spanned="4" office:value-type="string">
            <text:p text:style-name="P20">Aufzählungen</text:p>
          </table:table-cell>
          <table:covered-table-cell/>
          <table:covered-table-cell/>
          <table:covered-table-cell/>
        </table:table-row>
        <table:table-row>
          <table:table-cell table:style-name="Tabelle2.A3" table:number-columns-spanned="3" office:value-type="string">
            <text:p text:style-name="P5">&lt;ul&gt;...&lt;/ul&gt;</text:p>
          </table:table-cell>
          <table:covered-table-cell/>
          <table:covered-table-cell/>
          <table:table-cell table:style-name="Tabelle2.A2" office:value-type="string">
            <text:p text:style-name="Table_20_Contents">Beginnt nicht-nummerierte Aufzählung (<text:span text:style-name="T1">&lt;li&gt;...&lt;/li&gt;</text:span> nicht <text:soft-page-break/>vergessen!)</text:p>
          </table:table-cell>
        </table:table-row>
        <table:table-row>
          <table:table-cell table:style-name="Tabelle2.A3" table:number-columns-spanned="3" office:value-type="string">
            <text:p text:style-name="P5">&lt;ol&gt;...&lt;/ol&gt;</text:p>
          </table:table-cell>
          <table:covered-table-cell/>
          <table:covered-table-cell/>
          <table:table-cell table:style-name="Tabelle2.A2" office:value-type="string">
            <text:p text:style-name="Table_20_Contents">Beginnt nummerierte Aufzählung <text:span text:style-name="T1">(&lt;li&gt;...&lt;/li&gt;</text:span> nicht vergessen!)</text:p>
          </table:table-cell>
        </table:table-row>
        <table:table-row>
          <table:table-cell table:style-name="Tabelle2.A3" table:number-columns-spanned="2" office:value-type="string">
            <text:p text:style-name="P5"/>
          </table:table-cell>
          <table:covered-table-cell/>
          <table:table-cell table:style-name="Tabelle2.A3" office:value-type="string">
            <text:p text:style-name="P5">&lt;li&gt;...&lt;/li&gt;</text:p>
          </table:table-cell>
          <table:table-cell table:style-name="Tabelle2.A2" office:value-type="string">
            <text:p text:style-name="Table_20_Contents">Hier stehen die einzelnen Aufzählungspunkte dazwischen. Alle Aufzählungspunkte müssen entweder von <text:span text:style-name="T1">&lt;ul&gt;..&lt;/ul&gt; oder von &lt;ol&gt;...&lt;/ol&gt; „eingeschlossen“</text:span> werden.</text:p>
          </table:table-cell>
        </table:table-row>
        <table:table-row>
          <table:table-cell table:style-name="Tabelle2.A2" table:number-columns-spanned="4" office:value-type="string">
            <text:p text:style-name="P20">Verlinkungen</text:p>
          </table:table-cell>
          <table:covered-table-cell/>
          <table:covered-table-cell/>
          <table:covered-table-cell/>
        </table:table-row>
        <table:table-row>
          <table:table-cell table:style-name="Tabelle2.A26" table:number-columns-spanned="3" office:value-type="string">
            <text:p text:style-name="P5">&lt;a href=“./ordner1/datei1.html“&gt;Dies ist ein Link.&lt;/a&gt;</text:p>
          </table:table-cell>
          <table:covered-table-cell/>
          <table:covered-table-cell/>
          <table:table-cell table:style-name="Tabelle2.D26" office:value-type="string">
            <text:p text:style-name="Table_20_Contents">ein Link mit dem <text:span text:style-name="T1">Ziel „./ordner1/datei1.html“</text:span> und dem <text:span text:style-name="T1">Linktext „Dies ist ein Link.“</text:spa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ans Serif" svg:font-family="'Liberation Sans Serif'" style:font-family-generic="swiss"/>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normal"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Schwanse</meta:initial-creator>
    <meta:creation-date>2011-12-12T11:39:30</meta:creation-date>
    <dc:date>2012-01-03T11:34:36</dc:date>
    <dc:creator>Paul Schwanse</dc:creator>
    <meta:editing-duration>PT20H51M20S</meta:editing-duration>
    <meta:editing-cycles>7</meta:editing-cycles>
    <meta:generator>LibreOffice/3.4$Linux LibreOffice_project/340m1$Build-402</meta:generator>
    <meta:printed-by>Paul Schwanse</meta:printed-by>
    <meta:print-date>2012-01-03T10:28:05</meta:print-date>
    <meta:document-statistic meta:table-count="7" meta:image-count="0" meta:object-count="0" meta:page-count="6" meta:paragraph-count="163" meta:word-count="1098" meta:character-count="8531" meta:non-whitespace-character-count="7591"/>
  </office:meta>
</office:document-meta>
</file>